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5.951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search-criteria-must-apply-to-whole-cell="false"/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>
            <text:p>Fini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10" office:value-type="string" calcext:value-type="string">
            <text:p>Durée (j/h)</text:p>
          </table:table-cell>
          <table:table-cell table:style-name="ce1" office:value-type="string" calcext:value-type="string">
            <text:p>Ressources</text:p>
          </table:table-cell>
          <table:table-cell table:style-name="ce16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 table:style-name="ce11" table:formula="of:=[.G3]+[.G4]+[.G7]+[.G10]+[.G15]+[.G18]+[.G28]+[.G29]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 table:number-columns-spanned="3" table:number-rows-spanned="1">
            <text:p>Etablir une grille de lecture des logiciels répondant partiellement à la demande</text:p>
          </table:table-cell>
          <table:covered-table-cell table:number-columns-repeated="2"/>
          <table:table-cell table:style-name="ce13" table:formula="of:=[.G5]+[.G6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.1</text:p>
          </table:table-cell>
          <table:table-cell/>
          <table:table-cell table:style-name="ce8"/>
          <table:table-cell table:style-name="ce8" office:value-type="string" calcext:value-type="string" table:number-columns-spanned="2" table:number-rows-spanned="1">
            <text:p>Installation et tests des logiciels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.2</text:p>
          </table:table-cell>
          <table:table-cell/>
          <table:table-cell table:style-name="ce8"/>
          <table:table-cell table:style-name="ce8" office:value-type="string" calcext:value-type="string" table:number-columns-spanned="2" table:number-rows-spanned="1">
            <text:p>Déterminer les fonctionnalités intéressantes de ces logiciels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 table:style-name="ce13" table:formula="of:=[.G8]+[.G9]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.1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Architecture basée sur Jmeter</text:p>
          </table:table-cell>
          <table:covered-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.2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Architecture basée sur JPPF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 table:style-name="ce13" table:formula="of:=[.G11]+[.G12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1</text:p>
          </table:table-cell>
          <table:table-cell/>
          <table:table-cell table:style-name="ce8"/>
          <table:table-cell office:value-type="string" calcext:value-type="string">
            <text:p>Installation et configuration de Apache Directory Server (serveur LDAP) sur le serveur cible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.2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 table:style-name="ce13" table:formula="of:=[.G13]+[.G14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2.1</text:p>
          </table:table-cell>
          <table:table-cell table:number-columns-repeated="3"/>
          <table:table-cell office:value-type="string" calcext:value-type="string">
            <text:p>Installation et configuration de l'OS Raspbian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2.2</text:p>
          </table:table-cell>
          <table:table-cell table:number-columns-repeated="3"/>
          <table:table-cell office:value-type="string" calcext:value-type="string">
            <text:p>Installation de Java 8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table:style-name="ce9" office:value-type="string" calcext:value-type="string" table:number-columns-spanned="3" table:number-rows-spanned="1">
            <text:p>Mise en place des prototypes</text:p>
          </table:table-cell>
          <table:covered-table-cell table:number-columns-repeated="2"/>
          <table:table-cell table:style-name="ce13" table:formula="of:=[.G16]+[.G17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.1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Déploiement et test du prototype utilisant le logiciel Jmeter</text:p>
          </table:table-cell>
          <table:covered-table-cell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.2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Déploiement et tests d'une application simple basée sur le framework JPPF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/>
          <table:table-cell table:style-name="ce7" office:value-type="string" calcext:value-type="string" table:number-columns-spanned="3" table:number-rows-spanned="1">
            <text:p>Développement des fonctionnalités du produit</text:p>
          </table:table-cell>
          <table:covered-table-cell table:number-columns-repeated="2"/>
          <table:table-cell table:style-name="ce13" table:formula="of:=[.G19]+[.G24]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6.1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Réalisation du lot 1 : Injection des requêtes depuis les Raspberry Pi</text:p>
          </table:table-cell>
          <table:covered-table-cell/>
          <table:table-cell table:style-name="ce13" table:formula="of:=[.G20]+[.G21]+[.G22]+[.G23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1</text:p>
          </table:table-cell>
          <table:table-cell table:number-columns-repeated="2"/>
          <table:table-cell table:style-name="ce8"/>
          <table:table-cell office:value-type="string" calcext:value-type="string">
            <text:p>Développement de la fonctionnalité d'injection des requêtes LDAP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2</text:p>
          </table:table-cell>
          <table:table-cell table:number-columns-repeated="2"/>
          <table:table-cell table:style-name="ce8"/>
          <table:table-cell office:value-type="string" calcext:value-type="string">
            <text:p>Développement d'un mécanisme permettant la définition des scénarios de requêtes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3</text:p>
          </table:table-cell>
          <table:table-cell table:number-columns-repeated="2"/>
          <table:table-cell table:style-name="ce8"/>
          <table:table-cell office:value-type="string" calcext:value-type="string">
            <text:p>Mise en place d'une politique de déploiement des tâches d'injection sur les différents agents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.1.4</text:p>
          </table:table-cell>
          <table:table-cell table:number-columns-repeated="2"/>
          <table:table-cell table:style-name="ce8"/>
          <table:table-cell office:value-type="string" calcext:value-type="string">
            <text:p>Mise en place d'un système de récupération et d'aggrégation des temps d'exécution des requêtes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.2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Réalisation du lot 2 : Interface graphique de contrôle des injections et d'affichage des résultats</text:p>
          </table:table-cell>
          <table:covered-table-cell/>
          <table:table-cell table:style-name="ce13" table:formula="of:=[.G26]+[.G27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6.2.1</text:p>
          </table:table-cell>
          <table:table-cell table:number-columns-repeated="2"/>
          <table:table-cell table:style-name="ce7"/>
          <table:table-cell office:value-type="string" calcext:value-type="string">
            <text:p>Réalisation d'une maquette de l'interface graphique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.2.2</text:p>
          </table:table-cell>
          <table:table-cell table:number-columns-repeated="2"/>
          <table:table-cell table:style-name="ce8"/>
          <table:table-cell office:value-type="string" calcext:value-type="string">
            <text:p>Développement de l'interface graphique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6.2.3</text:p>
          </table:table-cell>
          <table:table-cell table:number-columns-repeated="2"/>
          <table:table-cell table:style-name="ce8"/>
          <table:table-cell office:value-type="string" calcext:value-type="string">
            <text:p>Intégration du lot 2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/>
          <table:table-cell table:style-name="ce8" office:value-type="string" calcext:value-type="string" table:number-columns-spanned="3" table:number-rows-spanned="1">
            <text:p>Rédaction d'un manuel utilisateur permettant d'analyser les performances du serveur testé</text:p>
          </table:table-cell>
          <table:covered-table-cell table:style-name="ce8"/>
          <table:covered-table-cell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</text:p>
          </table:table-cell>
          <table:table-cell/>
          <table:table-cell table:style-name="Default" office:value-type="string" calcext:value-type="string" table:number-columns-spanned="3" table:number-rows-spanned="1">
            <text:p>Rendu du kit de livraison</text:p>
          </table:table-cell>
          <table:covered-table-cell table:number-columns-repeated="2"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F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emps consommé</text:p>
          </table:table-cell>
          <table:table-cell table:formula="of:=SUMIF([.A2:.A29];[.A3];[.G2:.G29])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IF([.H2:.H29];[.C31];[.G2:.G29])" office:value-type="float" office:value="50" calcext:value-type="float">
            <text:p>50</text:p>
          </table:table-cell>
          <table:table-cell table:formula="of:=SUMIF([.H2:.H29];[.D31];[.G2:.G29])" office:value-type="float" office:value="27" calcext:value-type="float">
            <text:p>27</text:p>
          </table:table-cell>
          <table:table-cell table:formula="of:=SUMIF([.H2:.H29];[.E31];[.G2:.G29])" office:value-type="float" office:value="43" calcext:value-type="float">
            <text:p>43</text:p>
          </table:table-cell>
          <table:table-cell office:value-type="string" calcext:value-type="string">
            <text:p>Temps restant</text:p>
          </table:table-cell>
          <table:table-cell table:style-name="ce15" table:formula="of:=[.G2]-[.G31]" office:value-type="float" office:value="26" calcext:value-type="float">
            <text:p>26</text:p>
          </table:table-cell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14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22:19:55.6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0M31S</meta:editing-duration>
    <meta:editing-cycles>21</meta:editing-cycles>
    <meta:generator>LibreOffice/4.2.6.3$Windows_x86 LibreOffice_project/3fd416d4c6db7d3204c17ce57a1d70f6e531ee21</meta:generator>
    <dc:date>2014-11-26T22:50:06.496000000</dc:date>
    <meta:document-statistic meta:table-count="1" meta:cell-count="130" meta:object-count="0"/>
    <meta:user-defined meta:name="Info 1"/>
    <meta:user-defined meta:name="Info 2"/>
    <meta:user-defined meta:name="Info 3"/>
    <meta:user-defined meta:name="Info 4"/>
  </office:meta>
</office:document-meta>
</file>